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1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416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70833333333333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</text:p>
          </table:table-cell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amage/Vandal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</text:p>
          </table:table-cell>
          <table:table-cell table:style-name="ce21" office:value-type="float" office:value="3">
            <text:p>3</text:p>
          </table:table-cell>
          <table:table-cell table:style-name="ce22"/>
          <table:table-cell table:style-name="ce22" office:value-type="float" office:value="6">
            <text:p>6</text:p>
          </table:table-cell>
          <table:table-cell table:style-name="ce22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Kidnapping</text:p>
          </table:table-cell>
          <table:table-cell table:number-columns-repeated="3" table:style-name="ce21"/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ex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</text:p>
          </table:table-cell>
          <table:table-cell table:style-name="ce21" office:value-type="float" office:value="5">
            <text:p>5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18])" office:value-type="string">
            <text:p>205</text:p>
          </table:table-cell>
          <table:table-cell table:formula="oooc:=SUM([.C3:.C18])" office:value-type="string">
            <text:p>46</text:p>
          </table:table-cell>
          <table:table-cell table:formula="oooc:=SUM([.D3:.D18])" office:value-type="string">
            <text:p>49</text:p>
          </table:table-cell>
          <table:table-cell table:formula="oooc:=SUM([.E3:.E18])" office:value-type="string">
            <text:p>40</text:p>
          </table:table-cell>
          <table:table-cell table:formula="oooc:=SUM([.F3:.F18])" office:value-type="string">
            <text:p>22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ligious Bias</text:p>
          </table:table-cell>
          <table:table-cell table:style-name="ce23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5" office:value-type="string">
            <text:p>Anti-Jewish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5" office:value-type="string">
            <text:p>Anti-Catholic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Anti-Protesta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Anti-Islamic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5" office:value-type="string">
            <text:p>Anti-Other Religion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Anti-Multi-Religious Group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Anti-Atheist/Agnostic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  <table:table table:name="racial-hate-crime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Anti-Am Ind/Alskn Nat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Asian/Pacfc Isl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10">
            <text:p>10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Arab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nti-Other Ethnicity</text:p>
          </table:table-cell>
          <table:table-cell table:style-name="ce21" office:value-type="float" office:value="16">
            <text:p>16</text:p>
          </table:table-cell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Homosexual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0">
            <text:p>0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22">
            <text:p>22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4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4" table:number-columns-spanned="3" table:number-rows-spanned="1" office:value-type="string">
            <text:p>Male</text:p>
          </table:table-cell>
          <table:covered-table-cell table:number-columns-repeated="2"/>
          <table:table-cell table:style-name="ce24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-18</text:p>
          </table:table-cell>
          <table:table-cell table:style-name="ce24" office:value-type="string">
            <text:p>19-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-18</text:p>
          </table:table-cell>
          <table:table-cell table:style-name="ce24" office:value-type="string">
            <text:p>19-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6" table:formula="oooc:=SUM([.B4:.B8])" office:value-type="string">
            <text:p>21</text:p>
          </table:table-cell>
          <table:table-cell table:style-name="ce26" table:formula="oooc:=SUM([.C4:.C8])" office:value-type="string">
            <text:p>80</text:p>
          </table:table-cell>
          <table:table-cell table:style-name="ce26" table:formula="oooc:=SUM([.D4:.D8])" office:value-type="string">
            <text:p>82</text:p>
          </table:table-cell>
          <table:table-cell table:style-name="ce26" table:formula="oooc:=SUM([.E4:.E8])" office:value-type="string">
            <text:p>12</text:p>
          </table:table-cell>
          <table:table-cell table:style-name="ce26" table:formula="oooc:=SUM([.F4:.F8])" office:value-type="string">
            <text:p>64</text:p>
          </table:table-cell>
          <table:table-cell table:style-name="ce26" table:formula="oooc:=SUM([.G4:.G8])" office:value-type="string">
            <text:p>38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4" table:number-columns-spanned="3" table:number-rows-spanned="1" office:value-type="string">
            <text:p>Male</text:p>
          </table:table-cell>
          <table:covered-table-cell table:number-columns-repeated="2"/>
          <table:table-cell table:style-name="ce24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-18</text:p>
          </table:table-cell>
          <table:table-cell table:style-name="ce24" office:value-type="string">
            <text:p>19-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-18</text:p>
          </table:table-cell>
          <table:table-cell table:style-name="ce24" office:value-type="string">
            <text:p>19-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6" table:formula="oooc:=SUM([.B4:.B8])" office:value-type="string">
            <text:p>59</text:p>
          </table:table-cell>
          <table:table-cell table:style-name="ce26" table:formula="oooc:=SUM([.C4:.C8])" office:value-type="string">
            <text:p>127</text:p>
          </table:table-cell>
          <table:table-cell table:style-name="ce26" table:formula="oooc:=SUM([.D4:.D8])" office:value-type="string">
            <text:p>34</text:p>
          </table:table-cell>
          <table:table-cell table:style-name="ce26" table:formula="oooc:=SUM([.E4:.E8])" office:value-type="string">
            <text:p>25</text:p>
          </table:table-cell>
          <table:table-cell table:style-name="ce26" table:formula="oooc:=SUM([.F4:.F8])" office:value-type="string">
            <text:p>18</text:p>
          </table:table-cell>
          <table:table-cell table:style-name="ce26" table:formula="oooc:=SUM([.G4:.G8])" office:value-type="string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